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3eb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PF-Assgn-22</text:p>
      <text:p text:style-name="Standard">def find_leap_years(given_year):</text:p>
      <text:p text:style-name="Standard"><text:s text:c="4"/>count=0</text:p>
      <text:p text:style-name="Standard"><text:s text:c="4"/>list_of_leap_years=[]</text:p>
      <text:p text:style-name="Standard"><text:s text:c="8"/></text:p>
      <text:p text:style-name="Standard"><text:s text:c="4"/>while(count&lt;15):</text:p>
      <text:p text:style-name="Standard"><text:s text:c="8"/>if(given_year%4==0 or given_year%400==0 and given_year%100==0):</text:p>
      <text:p text:style-name="Standard"><text:s text:c="12"/>list_of_leap_years.append(given_year)</text:p>
      <text:p text:style-name="Standard"><text:s text:c="12"/>count=count+1</text:p>
      <text:p text:style-name="Standard"><text:s text:c="8"/>given_year=given_year+1</text:p>
      <text:p text:style-name="Standard"><text:s text:c="4"/>return list_of_leap_years</text:p>
      <text:p text:style-name="Standard"/>
      <text:p text:style-name="Standard">list_of_leap_years=find_leap_years(2000)</text:p>
      <text:p text:style-name="Standard">print(list_of_leap_year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19:11.938969319</dc:date>
    <meta:editing-duration>PT20M2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8" meta:character-count="378" meta:non-whitespace-character-count="308"/>
  </office:meta>
</office:document-meta>
</file>